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f0000" officeooo:rsid="000a639d" officeooo:paragraph-rsid="000a639d"/>
    </style:style>
    <style:style style:name="P2" style:family="paragraph" style:parent-style-name="Standard" style:list-style-name="L1">
      <style:text-properties fo:color="#ff0000"/>
    </style:style>
    <style:style style:name="P3" style:family="paragraph" style:parent-style-name="Standard" style:list-style-name="L3">
      <style:text-properties fo:color="#ff0000" officeooo:rsid="000a8da0" officeooo:paragraph-rsid="000a8da0"/>
    </style:style>
    <style:style style:name="P4" style:family="paragraph" style:parent-style-name="Standard">
      <style:text-properties fo:color="#00a933" officeooo:rsid="000a639d" officeooo:paragraph-rsid="000a639d"/>
    </style:style>
    <style:style style:name="P5" style:family="paragraph" style:parent-style-name="Standard">
      <style:text-properties fo:color="#2a6099" officeooo:rsid="000a639d" officeooo:paragraph-rsid="000a639d"/>
    </style:style>
    <style:style style:name="P6" style:family="paragraph" style:parent-style-name="Standard" style:list-style-name="L1">
      <style:text-properties fo:color="#2a6099"/>
    </style:style>
    <style:style style:name="P7" style:family="paragraph" style:parent-style-name="Standard" style:list-style-name="L2"/>
    <style:style style:name="P8" style:family="paragraph" style:parent-style-name="Standard" style:list-style-name="L1"/>
    <style:style style:name="P9" style:family="paragraph" style:parent-style-name="Standard">
      <style:text-properties officeooo:rsid="000a8da0" officeooo:paragraph-rsid="000a8da0"/>
    </style:style>
    <style:style style:name="T1" style:family="text">
      <style:text-properties fo:color="#ff0000"/>
    </style:style>
    <style:style style:name="T2" style:family="text">
      <style:text-properties fo:color="#2a6099"/>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COMPLETE</text:p>
      <text:p text:style-name="P4">DONE</text:p>
      <text:p text:style-name="P5">USABLE BUT CAN PROBABLY BE IMPROVED/OPTIMIZED</text:p>
      <text:p text:style-name="Standard"/>
      <text:p text:style-name="P9">6/14/2020:</text:p>
      <text:list xml:id="list235110164" text:style-name="L3">
        <text:list-item>
          <text:p text:style-name="P3">Create Debug Class that handles all controls to toggle debugging tools</text:p>
        </text:list-item>
        <text:list-item>
          <text:p text:style-name="P3">Create debug ability to create terrain by using the selection window</text:p>
        </text:list-item>
      </text:list>
      <text:p text:style-name="Standard"/>
      <text:p text:style-name="Standard">6/7/2020:</text:p>
      <text:list xml:id="list2626026652" text:style-name="L2">
        <text:list-item>
          <text:p text:style-name="P7"><text:span text:style-name="T2">Optimize navmesh generation (At least make finding lines that intersect run in O(logn) rather than linear time).</text:span></text:p>
        </text:list-item>
      </text:list>
      <text:list xml:id="list64508533" text:style-name="L1">
        <text:list-item>
          <text:p text:style-name="P6">Optimize pathfinding between navmesh nodes. Right now, we move from our current point to the midpoint of the intersection between nodes. This is extremely inefficient when we have long intersection regions. </text:p>
        </text:list-item>
        <text:list-item>
          <text:p text:style-name="P8"><text:span text:style-name="T1">Have units avoid other units.</text:span></text:p>
        </text:list-item>
        <text:list-item>
          <text:p text:style-name="P2">Possibly add the ability to add objects to NavMesh so we can build building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8:21:25.777000000</meta:creation-date>
    <dc:date>2020-06-14T18:27:48.497000000</dc:date>
    <meta:editing-duration>PT6M23S</meta:editing-duration>
    <meta:editing-cycles>3</meta:editing-cycles>
    <meta:generator>LibreOffice/6.3.0.4$Windows_X86_64 LibreOffice_project/057fc023c990d676a43019934386b85b21a9ee99</meta:generator>
    <meta:document-statistic meta:table-count="0" meta:image-count="0" meta:object-count="0" meta:page-count="1" meta:paragraph-count="11" meta:word-count="105" meta:character-count="647" meta:non-whitespace-character-count="558"/>
  </office:meta>
</office:document-meta>
</file>